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celent, like cyber bullying which consist in creat fakes Social networks acounts of a victim, intimidate, gossiping, laughing ar by messages, comments the victim on the socials networks like Facebook or Instagram and on internet…" svg:font-family="'Excelent, like cyber bullying which consist in creat fakes Social networks acounts of a victim, intimidate, gossiping, laughing ar by messages, comments the victim on the socials networks like Facebook or Instagram and on internet…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pitch="variable"/>
    <style:font-face style:name="Century Gothic" svg:font-family="'Century Goth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 fo:font-size="12pt" officeooo:rsid="0024f592" officeooo:paragraph-rsid="0004df99" fo:background-color="transparent" style:font-size-asian="12pt" style:font-size-complex="12pt"/>
    </style:style>
    <style:style style:name="P2" style:family="paragraph" style:parent-style-name="Standard">
      <style:text-properties fo:color="#000000" style:font-name="Century Gothic" fo:font-size="12pt" officeooo:rsid="0023e1c9" officeooo:paragraph-rsid="0004df99" fo:background-color="transparent" style:font-size-asian="12pt" style:font-size-complex="12pt"/>
    </style:style>
    <style:style style:name="P3" style:family="paragraph" style:parent-style-name="Standard">
      <style:text-properties fo:color="#000000" style:font-name="Century Gothic" fo:font-size="12pt" officeooo:rsid="0023e1c9" officeooo:paragraph-rsid="00093ee7" fo:background-color="transparent" style:font-size-asian="12pt" style:font-size-complex="12pt"/>
    </style:style>
    <style:style style:name="P4" style:family="paragraph" style:parent-style-name="Standard">
      <style:text-properties fo:color="#000000" style:font-name="Century Gothic" fo:font-size="12pt" officeooo:rsid="0023e1c9" officeooo:paragraph-rsid="00096008" fo:background-color="transparent" style:font-size-asian="12pt" style:font-size-complex="12pt"/>
    </style:style>
    <style:style style:name="P5" style:family="paragraph" style:parent-style-name="Standard">
      <style:text-properties fo:color="#000000" style:font-name="Century Gothic" fo:font-size="12pt" officeooo:rsid="0023e1c9" officeooo:paragraph-rsid="00098704" fo:background-color="transparent" style:font-size-asian="12pt" style:font-size-complex="12pt"/>
    </style:style>
    <style:style style:name="P6" style:family="paragraph" style:parent-style-name="Standard">
      <style:text-properties fo:color="#000000" style:font-name="Century Gothic" fo:font-size="12pt" officeooo:rsid="003858dd" officeooo:paragraph-rsid="00093ee7" fo:background-color="transparent" style:font-size-asian="12pt" style:font-size-complex="12pt"/>
    </style:style>
    <style:style style:name="P7" style:family="paragraph" style:parent-style-name="Standard">
      <style:text-properties fo:color="#000000" style:font-name="Century Gothic" fo:font-size="12pt" officeooo:rsid="00257fa9" officeooo:paragraph-rsid="0006d56e" fo:background-color="transparent" style:font-size-asian="12pt" style:font-size-complex="12pt"/>
    </style:style>
    <style:style style:name="P8" style:family="paragraph" style:parent-style-name="Standard">
      <style:text-properties fo:color="#000000" style:font-name="Century Gothic" fo:font-size="12pt" officeooo:rsid="00257fa9" officeooo:paragraph-rsid="0004df99" fo:background-color="transparent" style:font-size-asian="12pt" style:font-size-complex="12pt"/>
    </style:style>
    <style:style style:name="P9" style:family="paragraph" style:parent-style-name="Standard">
      <style:text-properties fo:color="#000000" style:font-name="Century Gothic" fo:font-size="12pt" officeooo:rsid="00273227" officeooo:paragraph-rsid="0004df99" fo:background-color="transparent" style:font-size-asian="12pt" style:font-size-complex="12pt"/>
    </style:style>
    <style:style style:name="P10" style:family="paragraph" style:parent-style-name="Standard">
      <style:text-properties fo:color="#000000" style:font-name="Century Gothic" fo:font-size="12pt" officeooo:rsid="002e7519" officeooo:paragraph-rsid="0006d56e" fo:background-color="transparent" style:font-size-asian="12pt" style:font-size-complex="12pt"/>
    </style:style>
    <style:style style:name="P11" style:family="paragraph" style:parent-style-name="Standard">
      <style:text-properties fo:color="#000000" style:font-name="Century Gothic" fo:font-size="12pt" officeooo:rsid="002e7519" officeooo:paragraph-rsid="0004df99" fo:background-color="transparent" style:font-size-asian="12pt" style:font-size-complex="12pt"/>
    </style:style>
    <style:style style:name="P12" style:family="paragraph" style:parent-style-name="Standard">
      <style:text-properties fo:color="#000000" style:font-name="Century Gothic" fo:font-size="12pt" officeooo:rsid="00291f5c" officeooo:paragraph-rsid="0004df99" fo:background-color="transparent" style:font-size-asian="12pt" style:font-size-complex="12pt"/>
    </style:style>
    <style:style style:name="P13" style:family="paragraph" style:parent-style-name="Standard">
      <style:text-properties fo:color="#000000" style:font-name="Century Gothic" fo:font-size="12pt" officeooo:rsid="002c9309" officeooo:paragraph-rsid="0004df99" fo:background-color="transparent" style:font-size-asian="12pt" style:font-size-complex="12pt"/>
    </style:style>
    <style:style style:name="P14" style:family="paragraph" style:parent-style-name="Standard">
      <style:text-properties fo:color="#000000" style:font-name="Century Gothic" fo:font-size="12pt" fo:language="en" fo:country="US" officeooo:rsid="002e7519" officeooo:paragraph-rsid="000797a1" fo:background-color="transparent" style:font-size-asian="12pt" style:font-size-complex="12pt"/>
    </style:style>
    <style:style style:name="P15" style:family="paragraph" style:parent-style-name="Standard">
      <style:text-properties fo:color="#000000" style:font-name="Century Gothic" fo:font-size="12pt" fo:language="en" fo:country="US" officeooo:rsid="002e7519" officeooo:paragraph-rsid="0004df99" fo:background-color="transparent" style:font-size-asian="12pt" style:font-size-complex="12pt"/>
    </style:style>
    <style:style style:name="P16" style:family="paragraph" style:parent-style-name="Standard">
      <style:text-properties fo:color="#000000" style:font-name="Century Gothic" fo:font-size="12pt" fo:language="en" fo:country="US" officeooo:rsid="000797a1" officeooo:paragraph-rsid="000797a1" fo:background-color="transparent" style:font-size-asian="12pt" style:font-size-complex="12pt"/>
    </style:style>
    <style:style style:name="P17" style:family="paragraph" style:parent-style-name="Standard">
      <style:text-properties fo:color="#000000" style:font-name="Century Gothic" fo:font-size="12pt" officeooo:rsid="002e7519" officeooo:paragraph-rsid="000797a1" style:font-size-asian="12pt" style:font-size-complex="12pt"/>
    </style:style>
    <style:style style:name="P18" style:family="paragraph" style:parent-style-name="Standard">
      <style:text-properties fo:color="#000000" style:font-name="Century Gothic" fo:font-size="12pt" officeooo:rsid="002e7519" officeooo:paragraph-rsid="0004df99" style:font-size-asian="12pt" style:font-size-complex="12pt"/>
    </style:style>
    <style:style style:name="P19" style:family="paragraph" style:parent-style-name="Standard">
      <style:text-properties style:font-name="Century Gothic" fo:font-size="12pt" officeooo:paragraph-rsid="00052539" style:font-size-asian="12pt" style:font-size-complex="12pt"/>
    </style:style>
    <style:style style:name="P20" style:family="paragraph" style:parent-style-name="Standard">
      <style:text-properties style:font-name="Century Gothic" fo:font-size="12pt" officeooo:paragraph-rsid="0006d56e" style:font-size-asian="12pt" style:font-size-complex="12pt"/>
    </style:style>
    <style:style style:name="P21" style:family="paragraph" style:parent-style-name="Standard">
      <style:text-properties style:font-name="Century Gothic" fo:font-size="12pt" officeooo:paragraph-rsid="000797a1" style:font-size-asian="12pt" style:font-size-complex="12pt"/>
    </style:style>
    <style:style style:name="P22" style:family="paragraph" style:parent-style-name="Standard">
      <style:text-properties style:font-name="Century Gothic" fo:font-size="12pt" officeooo:rsid="000820fe" officeooo:paragraph-rsid="000820fe" style:font-size-asian="12pt" style:font-size-complex="12pt"/>
    </style:style>
    <style:style style:name="P23" style:family="paragraph" style:parent-style-name="Standard">
      <style:text-properties style:font-name="Century Gothic" fo:font-size="12pt" fo:language="en" fo:country="US" officeooo:rsid="000820fe" officeooo:paragraph-rsid="000797a1" fo:background-color="transparent" style:font-size-asian="12pt" style:font-size-complex="12pt"/>
    </style:style>
    <style:style style:name="T1" style:family="text">
      <style:text-properties fo:font-size="15pt" style:text-underline-style="none" officeooo:rsid="002e7519" style:font-size-asian="15pt" style:font-size-complex="15pt"/>
    </style:style>
    <style:style style:name="T2" style:family="text">
      <style:text-properties fo:font-size="15pt" officeooo:rsid="002e7519" style:font-size-asian="15pt" style:font-size-complex="15pt"/>
    </style:style>
    <style:style style:name="T3" style:family="text">
      <style:text-properties fo:font-size="15pt" officeooo:rsid="003858dd" style:font-size-asian="15pt" style:font-size-complex="15pt"/>
    </style:style>
    <style:style style:name="T4" style:family="text">
      <style:text-properties fo:font-size="15pt" officeooo:rsid="00093ee7" style:font-size-asian="15pt" style:font-size-complex="15pt"/>
    </style:style>
    <style:style style:name="T5" style:family="text">
      <style:text-properties fo:font-size="15pt" officeooo:rsid="00096008" style:font-size-asian="15pt" style:font-size-complex="15pt"/>
    </style:style>
    <style:style style:name="T6" style:family="text">
      <style:text-properties officeooo:rsid="002e7519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52539"/>
    </style:style>
    <style:style style:name="T9" style:family="text">
      <style:text-properties fo:language="en" fo:country="US" officeooo:rsid="0006d56e"/>
    </style:style>
    <style:style style:name="T10" style:family="text">
      <style:text-properties fo:language="en" fo:country="US" fo:background-color="transparent" loext:char-shading-value="0"/>
    </style:style>
    <style:style style:name="T11" style:family="text">
      <style:text-properties fo:language="en" fo:country="US" officeooo:rsid="002e7519" fo:background-color="transparent" loext:char-shading-value="0"/>
    </style:style>
    <style:style style:name="T12" style:family="text">
      <style:text-properties fo:language="en" fo:country="US" officeooo:rsid="000797a1" fo:background-color="transparent" loext:char-shading-value="0"/>
    </style:style>
    <style:style style:name="T13" style:family="text">
      <style:text-properties fo:language="en" fo:country="US" officeooo:rsid="000820fe" fo:background-color="transparent" loext:char-shading-value="0"/>
    </style:style>
    <style:style style:name="T14" style:family="text">
      <style:text-properties fo:language="en" fo:country="US" officeooo:rsid="002f5fe9" fo:background-color="transparent" loext:char-shading-value="0"/>
    </style:style>
    <style:style style:name="T15" style:family="text">
      <style:text-properties fo:language="en" fo:country="US" officeooo:rsid="00093ee7" fo:background-color="transparent" loext:char-shading-value="0"/>
    </style:style>
    <style:style style:name="T16" style:family="text">
      <style:text-properties officeooo:rsid="0004df99"/>
    </style:style>
    <style:style style:name="T17" style:family="text">
      <style:text-properties fo:color="#000000" officeooo:rsid="002e7519" fo:background-color="transparent" loext:char-shading-value="0"/>
    </style:style>
    <style:style style:name="T18" style:family="text">
      <style:text-properties fo:color="#000000" officeooo:rsid="0024f592" fo:background-color="transparent" loext:char-shading-value="0"/>
    </style:style>
    <style:style style:name="T19" style:family="text">
      <style:text-properties fo:color="#000000" officeooo:rsid="00052539" fo:background-color="transparent" loext:char-shading-value="0"/>
    </style:style>
    <style:style style:name="T20" style:family="text">
      <style:text-properties fo:color="#000000" officeooo:rsid="00093ee7" fo:background-color="transparent" loext:char-shading-value="0"/>
    </style:style>
    <style:style style:name="T21" style:family="text">
      <style:text-properties fo:color="#000000" officeooo:rsid="00096008" fo:background-color="transparent" loext:char-shading-value="0"/>
    </style:style>
    <style:style style:name="T22" style:family="text">
      <style:text-properties fo:color="#000000" fo:language="en" fo:country="US" officeooo:rsid="002d1b03" fo:background-color="transparent" loext:char-shading-value="0"/>
    </style:style>
    <style:style style:name="T23" style:family="text">
      <style:text-properties fo:color="#000000" fo:language="en" fo:country="US" officeooo:rsid="00052539" fo:background-color="transparent" loext:char-shading-value="0"/>
    </style:style>
    <style:style style:name="T24" style:family="text">
      <style:text-properties fo:color="#000000" fo:language="en" fo:country="US" officeooo:rsid="002e7519" fo:background-color="transparent" loext:char-shading-value="0"/>
    </style:style>
    <style:style style:name="T25" style:family="text">
      <style:text-properties fo:color="#000000" fo:language="en" fo:country="US" officeooo:rsid="0006d56e" fo:background-color="transparent" loext:char-shading-value="0"/>
    </style:style>
    <style:style style:name="T26" style:family="text">
      <style:text-properties fo:color="#000000" fo:language="en" fo:country="US" officeooo:rsid="000797a1" fo:background-color="transparent" loext:char-shading-value="0"/>
    </style:style>
    <style:style style:name="T27" style:family="text">
      <style:text-properties officeooo:rsid="0006d56e"/>
    </style:style>
    <style:style style:name="T28" style:family="text">
      <style:text-properties style:text-underline-style="none" officeooo:rsid="002e7519"/>
    </style:style>
    <style:style style:name="T29" style:family="text">
      <style:text-properties officeooo:rsid="00093ee7"/>
    </style:style>
    <style:style style:name="T30" style:family="text">
      <style:text-properties officeooo:rsid="00096008"/>
    </style:style>
    <style:style style:name="T31" style:family="text">
      <style:text-properties officeooo:rsid="00385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e<text:tab/><text:tab/>Ethan: <text:s text:c="3"/><text:tab/><text:span text:style-name="T16">BULLYING</text:span></text:p>
      <text:p text:style-name="P2"/>
      <text:p text:style-name="P3"><text:span text:style-name="T28">E</text:span><text:span text:style-name="T6">: Hi Romane</text:span></text:p>
      <text:p text:style-name="P3"/>
      <text:p text:style-name="P4"><text:span text:style-name="T6">R: Hi Ethan… You know, yesturday I watched a documentary about Bullying...</text:span></text:p>
      <text:p text:style-name="P3"/>
      <text:p text:style-name="P5"><text:span text:style-name="T6">E: Oh yeah? Me toooooo! So let’s see if you have learnt somethings, I’m going to quiz you… First make me a quick presentation about Bullying! </text:span></text:p>
      <text:p text:style-name="P6"/>
      <text:p text:style-name="P19"><text:span text:style-name="T17">R: </text:span><text:span text:style-name="T20">Good idea</text:span><text:span text:style-name="T18">, </text:span><text:span text:style-name="T21">so </text:span><text:span text:style-name="T19">bullying</text:span><text:span text:style-name="T7"> is a series of </text:span><text:span text:style-name="T8">wicked</text:span><text:span text:style-name="T7"> acts designed to psychologically weaken the victim.…</text:span><text:span text:style-name="T22"> </text:span><text:span text:style-name="T23">You have differents types of bullying...</text:span></text:p>
      <text:p text:style-name="P1"/>
      <text:p text:style-name="P7"><text:span text:style-name="T6">E: Excelent</text:span>, <text:span text:style-name="T29">like cyber bullying which consist in creat fakes Social networks acounts of a victim, intimidate, gossiping, laughing ar by messages, comments the victim on the socials networks like Facebook or Instagram and on internet</text:span>…</text:p>
      <text:p text:style-name="P8"/>
      <text:p text:style-name="P8"><text:span text:style-name="T6">R: Y</text:span>es, <text:span text:style-name="T27">mmm it’s like verbal bullying when you are mocking, calling names but on internet and you may don’t know the persons who are responsible...</text:span></text:p>
      <text:p text:style-name="P9"/>
      <text:p text:style-name="P10">E: That the worst for me...</text:p>
      <text:p text:style-name="P9"/>
      <text:p text:style-name="P10">R: Yes for me it’s physical bullying which consist in hitting, kicking, slapping, beating up… or maybe the social bullying when you’re excluding, ingnoring the victim. <text:span text:style-name="T29">My turn now to quiz you, w</text:span>hat could the consequences be?</text:p>
      <text:p text:style-name="P12"/>
      <text:p text:style-name="P20"><text:span text:style-name="T17">E: </text:span><text:span text:style-name="T20">Ok so...l</text:span><text:span text:style-name="T17">ike you sayed it before, the victim could be <text:s/></text:span><text:span text:style-name="T24">psychologically weaken, </text:span><text:span text:style-name="T25">desesperate, </text:span><text:bookmark text:name="tw-target-text"/><text:span text:style-name="T9">some victims went to suicide</text:span><text:span text:style-name="T25"> </text:span><text:span text:style-name="T26">because of the bullying.</text:span></text:p>
      <text:p text:style-name="P12"/>
      <text:p text:style-name="P11">R: That why a bullyed or a witness of bullying need to talk to a friend, a teacher, his parents…or just an adult.</text:p>
      <text:p text:style-name="P13"/>
      <text:p text:style-name="P14"><text:span text:style-name="T11">E: </text:span><text:span text:style-name="T29">Well done but can you anwser to this question: </text:span><text:span text:style-name="T11">Why do some people bully?</text:span></text:p>
      <text:p text:style-name="P14"/>
      <text:p text:style-name="P17"><text:span text:style-name="T10">R: </text:span><text:span text:style-name="T12">Because bullies may had been bullied, or hasn’t good relations ship with their parents so they e</text:span><text:span text:style-name="T15">x</text:span><text:span text:style-name="T12">press their unhappiness by bullying. Have you ever been bullying?</text:span></text:p>
      <text:p text:style-name="P16"/>
      <text:p text:style-name="P21"><text:span text:style-name="T26">E: No I’m lucky because I had never been bullying but </text:span><text:bookmark text:name="tw-target-text1"/><text:span text:style-name="T10">more than 200 million children and adolescents are victims </text:span><text:span text:style-name="T12">of bullying..</text:span><text:span text:style-name="T10">.</text:span><text:span text:style-name="T13">in England lots of organizations are figthing against bullying like “Beat Bullying” </text:span></text:p>
      <text:p text:style-name="P23"/>
      <text:p text:style-name="P22"><text:span text:style-name="T13">R: </text:span><text:span text:style-name="T10">So if you are a victim or witness you need to react.</text:span></text:p>
      <text:p text:style-name="P15"/>
      <text:p text:style-name="P18"><text:span text:style-name="T10">THANK YOU VERY MUCH </text:span><text:span text:style-name="T14">FOR LISTENING</text:span></text:p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celent, like cyber bullying which consist in creat fakes Social networks acounts of a victim, intimidate, gossiping, laughing ar by messages, comments the victim on the socials networks like Facebook or Instagram and on internet…" svg:font-family="'Excelent, like cyber bullying which consist in creat fakes Social networks acounts of a victim, intimidate, gossiping, laughing ar by messages, comments the victim on the socials networks like Facebook or Instagram and on internet…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pitch="variable"/>
    <style:font-face style:name="Century Gothic" svg:font-family="'Century Goth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58:51.436219994</meta:creation-date>
    <dc:date>2018-06-13T15:06:08.107426326</dc:date>
    <meta:editing-duration>PT37M31S</meta:editing-duration>
    <meta:editing-cycles>6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6" meta:word-count="312" meta:character-count="1828" meta:non-whitespace-character-count="1524"/>
  </office:meta>
</office:document-meta>
</file>